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29cbe" officeooo:paragraph-rsid="00129cbe" style:font-size-asian="9pt" style:font-size-complex="9pt"/>
    </style:style>
    <style:style style:name="P2" style:family="paragraph" style:parent-style-name="Standard">
      <style:text-properties fo:font-size="11pt" officeooo:rsid="00129cbe" officeooo:paragraph-rsid="00129cbe" style:font-size-asian="11pt" style:font-size-complex="11pt"/>
    </style:style>
    <style:style style:name="P3" style:family="paragraph" style:parent-style-name="Standard">
      <style:text-properties fo:font-size="11pt" officeooo:rsid="00129cbe" officeooo:paragraph-rsid="00142081" style:font-size-asian="11pt" style:font-size-complex="11pt"/>
    </style:style>
    <style:style style:name="P4" style:family="paragraph" style:parent-style-name="Standard">
      <style:text-properties fo:font-size="11pt" officeooo:rsid="00129cbe" officeooo:paragraph-rsid="0016e527" style:font-size-asian="11pt" style:font-size-complex="11pt"/>
    </style:style>
    <style:style style:name="P5" style:family="paragraph" style:parent-style-name="Standard">
      <style:text-properties fo:font-size="11pt" officeooo:rsid="001cd238" officeooo:paragraph-rsid="001cd238" style:font-size-asian="11pt" style:font-size-complex="11pt"/>
    </style:style>
    <style:style style:name="P6" style:family="paragraph" style:parent-style-name="Standard">
      <style:text-properties style:font-name="Calibri" fo:font-size="11pt" officeooo:rsid="00129cbe" officeooo:paragraph-rsid="00129cbe" style:font-size-asian="11pt" style:font-size-complex="11pt"/>
    </style:style>
    <style:style style:name="P7" style:family="paragraph" style:parent-style-name="Standard">
      <style:text-properties style:font-name="Calibri" fo:font-size="11pt" officeooo:rsid="0014868b" officeooo:paragraph-rsid="0014868b" style:font-size-asian="11pt" style:font-size-complex="11pt"/>
    </style:style>
    <style:style style:name="P8" style:family="paragraph" style:parent-style-name="Standard">
      <style:text-properties style:font-name="Calibri" fo:font-size="11pt" officeooo:rsid="001531bb" officeooo:paragraph-rsid="001531bb" style:font-size-asian="11pt" style:font-size-complex="11pt"/>
    </style:style>
    <style:style style:name="P9" style:family="paragraph" style:parent-style-name="Standard">
      <style:text-properties style:font-name="Calibri" fo:font-size="11pt" officeooo:rsid="00186eeb" officeooo:paragraph-rsid="00186eeb" style:font-size-asian="11pt" style:font-size-complex="11pt"/>
    </style:style>
    <style:style style:name="P10" style:family="paragraph" style:parent-style-name="Standard">
      <style:text-properties style:font-name="Calibri" fo:font-size="11pt" officeooo:rsid="001986db" officeooo:paragraph-rsid="001986db" style:font-size-asian="11pt" style:font-size-complex="11pt"/>
    </style:style>
    <style:style style:name="P11" style:family="paragraph" style:parent-style-name="Standard">
      <style:text-properties style:font-name="Calibri" fo:font-size="11pt" officeooo:rsid="001cd238" officeooo:paragraph-rsid="001cd238" style:font-size-asian="11pt" style:font-size-complex="11pt"/>
    </style:style>
    <style:style style:name="P12" style:family="paragraph" style:parent-style-name="Standard">
      <style:text-properties fo:color="#996600" fo:font-size="11pt" officeooo:rsid="00129cbe" officeooo:paragraph-rsid="00129cbe" style:font-size-asian="11pt" style:font-size-complex="11pt"/>
    </style:style>
    <style:style style:name="P13" style:family="paragraph" style:parent-style-name="Standard">
      <style:text-properties fo:color="#009999" fo:font-size="11pt" officeooo:rsid="00129cbe" officeooo:paragraph-rsid="00129cbe" style:font-size-asian="11pt" style:font-size-complex="11pt"/>
    </style:style>
    <style:style style:name="P14" style:family="paragraph" style:parent-style-name="Standard">
      <style:text-properties officeooo:paragraph-rsid="0014868b"/>
    </style:style>
    <style:style style:name="P15" style:family="paragraph" style:parent-style-name="Standard">
      <style:text-properties fo:color="#999999" officeooo:paragraph-rsid="0014868b"/>
    </style:style>
    <style:style style:name="P16" style:family="paragraph" style:parent-style-name="Standard">
      <style:text-properties fo:color="#999999" fo:font-size="11pt" officeooo:rsid="00129cbe" officeooo:paragraph-rsid="00129cbe" style:font-size-asian="11pt" style:font-size-complex="11pt"/>
    </style:style>
    <style:style style:name="P17" style:family="paragraph" style:parent-style-name="Standard">
      <style:text-properties fo:color="#999999" fo:font-size="11pt" officeooo:rsid="00129cbe" officeooo:paragraph-rsid="0016e527" style:font-size-asian="11pt" style:font-size-complex="11pt"/>
    </style:style>
    <style:style style:name="P18" style:family="paragraph" style:parent-style-name="Standard">
      <style:text-properties fo:color="#999999" fo:font-size="11pt" officeooo:rsid="00129cbe" officeooo:paragraph-rsid="00186eeb" style:font-size-asian="11pt" style:font-size-complex="11pt"/>
    </style:style>
    <style:style style:name="P19" style:family="paragraph" style:parent-style-name="Standard">
      <style:text-properties fo:color="#999999" fo:font-size="11pt" officeooo:rsid="001531bb" officeooo:paragraph-rsid="001531bb" style:font-size-asian="11pt" style:font-size-complex="11pt"/>
    </style:style>
    <style:style style:name="P20" style:family="paragraph" style:parent-style-name="Standard">
      <style:text-properties fo:color="#999999" fo:font-size="11pt" officeooo:rsid="00186eeb" officeooo:paragraph-rsid="00186eeb" style:font-size-asian="11pt" style:font-size-complex="11pt"/>
    </style:style>
    <style:style style:name="P21" style:family="paragraph" style:parent-style-name="Standard">
      <style:text-properties fo:color="#000000" style:font-name="Calibri" fo:font-size="11pt" officeooo:rsid="0016e527" officeooo:paragraph-rsid="0016e527" style:font-size-asian="11pt" style:font-size-complex="11pt"/>
    </style:style>
    <style:style style:name="P22" style:family="paragraph" style:parent-style-name="Standard">
      <style:text-properties fo:color="#000000" style:font-name="Calibri" fo:font-size="11pt" officeooo:rsid="00186eeb" officeooo:paragraph-rsid="00186eeb" style:font-size-asian="11pt" style:font-size-complex="11pt"/>
    </style:style>
    <style:style style:name="P23" style:family="paragraph" style:parent-style-name="Standard">
      <style:text-properties fo:color="#000000" style:font-name="Calibri" fo:font-size="11pt" officeooo:rsid="001cd238" officeooo:paragraph-rsid="001cd238" style:font-size-asian="11pt" style:font-size-complex="11pt"/>
    </style:style>
    <style:style style:name="P24" style:family="paragraph" style:parent-style-name="Standard">
      <style:paragraph-properties fo:break-before="page"/>
      <style:text-properties fo:font-size="11pt" officeooo:rsid="00129cbe" officeooo:paragraph-rsid="00129cbe" style:font-size-asian="11pt" style:font-size-complex="11pt"/>
    </style:style>
    <style:style style:name="T1" style:family="text">
      <style:text-properties officeooo:rsid="00142081"/>
    </style:style>
    <style:style style:name="T2" style:family="text">
      <style:text-properties officeooo:rsid="0014868b"/>
    </style:style>
    <style:style style:name="T3" style:family="text">
      <style:text-properties style:font-name="Calibri" officeooo:rsid="0014868b"/>
    </style:style>
    <style:style style:name="T4" style:family="text">
      <style:text-properties fo:font-size="11pt" officeooo:rsid="00129cbe" style:font-size-asian="11pt" style:font-size-complex="11pt"/>
    </style:style>
    <style:style style:name="T5" style:family="text">
      <style:text-properties fo:font-size="11pt" officeooo:rsid="0014868b" style:font-size-asian="11pt" style:font-size-complex="11pt"/>
    </style:style>
    <style:style style:name="T6" style:family="text">
      <style:text-properties fo:font-size="11pt" fo:font-style="normal" officeooo:rsid="00129cbe" style:font-size-asian="11pt" style:font-style-asian="normal" style:font-size-complex="11pt" style:font-style-complex="normal"/>
    </style:style>
    <style:style style:name="T7" style:family="text">
      <style:text-properties fo:font-size="11pt" fo:font-style="normal" officeooo:rsid="0014868b" style:font-size-asian="11pt" style:font-style-asian="normal" style:font-size-complex="11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788b" style:font-weight-asian="bold" style:font-weight-complex="bold"/>
    </style:style>
    <style:style style:name="T10" style:family="text">
      <style:text-properties fo:color="#663399" fo:font-size="11pt" fo:font-style="normal" officeooo:rsid="00129cbe" style:font-size-asian="11pt" style:font-style-asian="normal" style:font-size-complex="11pt" style:font-style-complex="normal"/>
    </style:style>
    <style:style style:name="T11" style:family="text">
      <style:text-properties fo:color="#006666" officeooo:rsid="00142081"/>
    </style:style>
    <style:style style:name="T12" style:family="text">
      <style:text-properties fo:color="#996600" officeooo:rsid="00142081"/>
    </style:style>
    <style:style style:name="T13" style:family="text">
      <style:text-properties officeooo:rsid="001531bb"/>
    </style:style>
    <style:style style:name="T14" style:family="text">
      <style:text-properties fo:color="#999999"/>
    </style:style>
    <style:style style:name="T15" style:family="text">
      <style:text-properties fo:color="#999999" officeooo:rsid="00142081"/>
    </style:style>
    <style:style style:name="T16" style:family="text">
      <style:text-properties fo:color="#009999"/>
    </style:style>
    <style:style style:name="T17" style:family="text">
      <style:text-properties officeooo:rsid="00186eeb"/>
    </style:style>
    <style:style style:name="T18" style:family="text">
      <style:text-properties fo:color="#000000"/>
    </style:style>
    <style:style style:name="T19" style:family="text">
      <style:text-properties officeooo:rsid="001f7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ere is an example of a weekly report text file and its keywords. <text:span text:style-name="T19">The order of the sections and headers can be changed but </text:span><text:span text:style-name="T9">the keywords must remain the same</text:span><text:span text:style-name="T19">.<text:line-break/></text:span><text:line-break/><text:span text:style-name="T1">In this example the</text:span> <text:span text:style-name="T1">predefined keywords are indicated with </text:span><text:span text:style-name="T12">brown</text:span><text:span text:style-name="T1"> text color. First line after the keyword is considered a header by the parser. The header texts are not predefined. In this example the headers are indicated with </text:span><text:span text:style-name="T11">cyan</text:span><text:span text:style-name="T1"> color. Example input text is marked with </text:span><text:span text:style-name="T15">gray</text:span><text:span text:style-name="T1"> color. </text:span></text:p>
      <text:p text:style-name="P1"/>
      <text:p text:style-name="P1"/>
      <text:p text:style-name="P12">#title</text:p>
      <text:p text:style-name="P13">WEEKLY REPORT</text:p>
      <text:p text:style-name="P2"><text:line-break/><text:span text:style-name="T3">Single line of text defining the header of the document.</text:span><text:line-break/></text:p>
      <text:p text:style-name="P12">#time</text:p>
      <text:p text:style-name="P13">TIME OF REPORT</text:p>
      <text:p text:style-name="P19">01.01.2015</text:p>
      <text:p text:style-name="P3"/>
      <text:p text:style-name="P7">Time of report. Can be in dd.mm.yyyy format.</text:p>
      <text:p text:style-name="P3"/>
      <text:p text:style-name="P12">#client</text:p>
      <text:p text:style-name="P13">CLIENT</text:p>
      <text:p text:style-name="P15"><text:span text:style-name="T6">Matti Meikäläinen meikalainen.matti@uta.fi</text:span><text:span text:style-name="T4"><text:line-break/></text:span><text:span text:style-name="T5">Maija</text:span><text:span text:style-name="T6"> Meikäläinen meikalainen.</text:span><text:span text:style-name="T7">maija</text:span><text:span text:style-name="T6">@uta.fi</text:span></text:p>
      <text:p text:style-name="P14"><text:span text:style-name="T10"/></text:p>
      <text:p text:style-name="P7">The parser gets the client name and email by using a regular expression. Multiple clients</text:p>
      <text:p text:style-name="P7">are separated by a line break.</text:p>
      <text:p text:style-name="P2"/>
      <text:p text:style-name="P12">#project</text:p>
      <text:p text:style-name="P13">PROJECT</text:p>
      <text:p text:style-name="P2"><text:span text:style-name="T14">Monitoring Metrics Tool</text:span><text:line-break/><text:line-break/><text:span text:style-name="T2">Name of the project. Single line of text.</text:span></text:p>
      <text:p text:style-name="P2"/>
      <text:p text:style-name="P12">#desc</text:p>
      <text:p text:style-name="P13">DESCRIPTION</text:p>
      <text:p text:style-name="P16">Text block <text:span text:style-name="T13">with text</text:span></text:p>
      <text:p text:style-name="P2"/>
      <text:p text:style-name="P8">A text block with loose formatting rules. Read as a text block.</text:p>
      <text:p text:style-name="P2"/>
      <text:p text:style-name="P12">#managers</text:p>
      <text:p text:style-name="P13">PROJECT MANAGERS</text:p>
      <text:p text:style-name="P16">Matti Meikäläinen meikalainen.matti@uta.fi</text:p>
      <text:p text:style-name="P2"/>
      <text:p text:style-name="P8">Handled the same way as the project clients. Email is checked with a regular expression.</text:p>
      <text:p text:style-name="P2"/>
      <text:p text:style-name="P12">#phase</text:p>
      <text:p text:style-name="P13">PHASE OF PROJECT</text:p>
      <text:p text:style-name="P17">Text block <text:span text:style-name="T13">with text</text:span></text:p>
      <text:p text:style-name="P16"/>
      <text:p text:style-name="P21">Just like the description, this section is read as a text block.</text:p>
      <text:p text:style-name="P2"/>
      <text:p text:style-name="P12">#req</text:p>
      <text:p text:style-name="P4"><text:span text:style-name="T16">REQUIREMENTS</text:span></text:p>
      <text:p text:style-name="P4"/>
      <text:p text:style-name="P16">New:</text:p>
      <text:p text:style-name="P16">Requirement1</text:p>
      <text:p text:style-name="P16"/>
      <text:p text:style-name="P16"><text:soft-page-break/>In_progress:</text:p>
      <text:p text:style-name="P16">Resolved:</text:p>
      <text:p text:style-name="P16">Feedback:</text:p>
      <text:p text:style-name="P16">Closed:</text:p>
      <text:p text:style-name="P16">Rejected:</text:p>
      <text:p text:style-name="P16"/>
      <text:p text:style-name="P21">The requirements are put into predefined categories. This functionality of the text file <text:span text:style-name="T8">has not been implemented</text:span>.</text:p>
      <text:p text:style-name="P16"/>
      <text:p text:style-name="P12">#tasks_comp</text:p>
      <text:p text:style-name="P13">COMPLETED TASKS</text:p>
      <text:p text:style-name="P16">Requirements specification meeting with client</text:p>
      <text:p text:style-name="P2"/>
      <text:p text:style-name="P22">Read as lines of text. New line means a new task.</text:p>
      <text:p text:style-name="P2"/>
      <text:p text:style-name="P12">#tasks_next</text:p>
      <text:p text:style-name="P13">TASKS FOR THE NEXT WEEK</text:p>
      <text:p text:style-name="P16">tasks<text:span text:style-name="T17">1</text:span></text:p>
      <text:p text:style-name="P18">tasks<text:span text:style-name="T17">2</text:span></text:p>
      <text:p text:style-name="P18"/>
      <text:p text:style-name="P22">Read as lines of text. New line means a new task.</text:p>
      <text:p text:style-name="P2"/>
      <text:p text:style-name="P12">#milestone</text:p>
      <text:p text:style-name="P13">NEXT MILESTONE</text:p>
      <text:p text:style-name="P16">milestone 1</text:p>
      <text:p text:style-name="P16">milestone 2</text:p>
      <text:p text:style-name="P16"/>
      <text:p text:style-name="P22">Just like the tasks above, a line break marks a new entry.</text:p>
      <text:p text:style-name="P2"/>
      <text:p text:style-name="P12">#passed_unit_test</text:p>
      <text:p text:style-name="P13">PASSED UNIT TEST CASES</text:p>
      <text:p text:style-name="P16">3</text:p>
      <text:p text:style-name="P2"/>
      <text:p text:style-name="P12">#total_unit_test</text:p>
      <text:p text:style-name="P13">TOTAL UNIT TEST CASES</text:p>
      <text:p text:style-name="P16">8</text:p>
      <text:p text:style-name="P2"/>
      <text:p text:style-name="P12">#passed_other_test</text:p>
      <text:p text:style-name="P13">PASSED OTHER TEST CASES</text:p>
      <text:p text:style-name="P16">5</text:p>
      <text:p text:style-name="P2"/>
      <text:p text:style-name="P12">#total_other_test</text:p>
      <text:p text:style-name="P13">TOTAL OTHER TEST CASES</text:p>
      <text:p text:style-name="P16">12</text:p>
      <text:p text:style-name="P2"/>
      <text:p text:style-name="P12">#revisions</text:p>
      <text:p text:style-name="P13">CODE REVISIONS</text:p>
      <text:p text:style-name="P16">5</text:p>
      <text:p text:style-name="P2"/>
      <text:p text:style-name="P9">All of the test cases and code revisions are total amounts given as integers.</text:p>
      <text:p text:style-name="P2"/>
      <text:p text:style-name="P12">#problems</text:p>
      <text:p text:style-name="P13">PROBLEMS</text:p>
      <text:p text:style-name="P20">Problem no. 1</text:p>
      <text:p text:style-name="P2"/>
      <text:p text:style-name="P10">Read as lines of text. Line break starts a new entry.</text:p>
      <text:p text:style-name="P2"/>
      <text:p text:style-name="P24"/>
      <text:p text:style-name="P12">#hours</text:p>
      <text:p text:style-name="P13">WORKING HOURS (this week/so far)</text:p>
      <text:p text:style-name="P16">Matti Meikäläinen<text:tab/>15/30</text:p>
      <text:p text:style-name="P16">Jane Doe<text:tab/><text:tab/>10/45</text:p>
      <text:p text:style-name="P2"/>
      <text:p text:style-name="P11"><text:span text:style-name="T18">Names of all project members and their working hours. Weekly and total hours are separated by a '/</text:span>'</text:p>
      <text:p text:style-name="P11"><text:span text:style-name="T8">Note: do not use anything else for separation.</text:span></text:p>
      <text:p text:style-name="P5"/>
      <text:p text:style-name="P12">#additional</text:p>
      <text:p text:style-name="P13">ADDITIONAL INFORMATION</text:p>
      <text:p text:style-name="P17">Text block <text:span text:style-name="T13">with text</text:span></text:p>
      <text:p text:style-name="P17"/>
      <text:p text:style-name="P23">A text block with no formatting rules. Reads until the end of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0:40:40.384000000</meta:creation-date>
    <dc:date>2015-02-12T11:33:42.492000000</dc:date>
    <meta:editing-duration>PT37M46S</meta:editing-duration>
    <meta:editing-cycles>11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82" meta:word-count="404" meta:character-count="2452" meta:non-whitespace-character-count="2124"/>
  </office:meta>
</office:document-meta>
</file>